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helvetica" svg:font-family="helvetica" style:font-family-generic="swiss"/>
  </office:font-face-decls>
  <office:automatic-styles>
    <style:style style:name="P1" style:family="paragraph" style:parent-style-name="Standard">
      <style:paragraph-properties fo:line-height="200%" fo:text-align="justify" style:justify-single-word="false"/>
      <style:text-properties style:font-name="helvetica" fo:font-size="14pt" officeooo:rsid="00056b7d" officeooo:paragraph-rsid="00056b7d" style:font-size-asian="14pt" style:font-size-complex="14pt"/>
    </style:style>
    <style:style style:name="P2" style:family="paragraph" style:parent-style-name="Standard">
      <style:paragraph-properties fo:line-height="200%" fo:text-align="justify" style:justify-single-word="false"/>
      <style:text-properties style:font-name="helvetica" fo:font-size="14pt" officeooo:rsid="00056b7d" officeooo:paragraph-rsid="0010753a" style:font-size-asian="14pt" style:font-size-complex="14pt"/>
    </style:style>
    <style:style style:name="P3" style:family="paragraph" style:parent-style-name="Standard">
      <style:paragraph-properties fo:line-height="200%" fo:text-align="justify" style:justify-single-word="false"/>
      <style:text-properties style:font-name="helvetica" fo:font-size="14pt" officeooo:rsid="0010753a" officeooo:paragraph-rsid="0010753a" style:font-size-asian="14pt" style:font-size-complex="14pt"/>
    </style:style>
    <style:style style:name="P4" style:family="paragraph" style:parent-style-name="Standard">
      <style:paragraph-properties fo:line-height="200%" fo:text-align="justify" style:justify-single-word="false"/>
      <style:text-properties style:font-name="helvetica" fo:font-size="14pt" officeooo:rsid="00072dd1" officeooo:paragraph-rsid="00072dd1" style:font-size-asian="14pt" style:font-size-complex="14pt"/>
    </style:style>
    <style:style style:name="P5" style:family="paragraph" style:parent-style-name="Standard">
      <style:paragraph-properties fo:line-height="200%" fo:text-align="justify" style:justify-single-word="false"/>
      <style:text-properties style:font-name="helvetica" fo:font-size="14pt" officeooo:rsid="00072dd1" officeooo:paragraph-rsid="00056b7d" style:font-size-asian="14pt" style:font-size-complex="14pt"/>
    </style:style>
    <style:style style:name="P6" style:family="paragraph" style:parent-style-name="Standard">
      <style:paragraph-properties fo:line-height="200%" fo:text-align="justify" style:justify-single-word="false"/>
      <style:text-properties style:font-name="helvetica" fo:font-size="14pt" officeooo:rsid="000b9d77" officeooo:paragraph-rsid="000b9d77" style:font-size-asian="14pt" style:font-size-complex="14pt"/>
    </style:style>
    <style:style style:name="P7" style:family="paragraph" style:parent-style-name="Standard">
      <style:paragraph-properties fo:line-height="200%" fo:text-align="justify" style:justify-single-word="false"/>
      <style:text-properties style:font-name="helvetica" fo:font-size="14pt" officeooo:rsid="0009b0d1" officeooo:paragraph-rsid="0009b0d1" style:font-size-asian="14pt" style:font-size-complex="14pt"/>
    </style:style>
    <style:style style:name="P8" style:family="paragraph" style:parent-style-name="Standard">
      <style:paragraph-properties fo:line-height="200%" fo:text-align="justify" style:justify-single-word="false"/>
      <style:text-properties officeooo:paragraph-rsid="0010753a"/>
    </style:style>
    <style:style style:name="P9" style:family="paragraph" style:parent-style-name="Heading_20_2">
      <style:text-properties officeooo:paragraph-rsid="000e8403"/>
    </style:style>
    <style:style style:name="P10" style:family="paragraph" style:parent-style-name="Standard">
      <style:paragraph-properties fo:line-height="200%" fo:text-align="justify" style:justify-single-word="false"/>
      <style:text-properties style:font-name="helvetica" fo:font-size="14pt" officeooo:rsid="00072dd1" officeooo:paragraph-rsid="0010753a" style:font-size-asian="14pt" style:font-size-complex="14pt"/>
    </style:style>
    <style:style style:name="P11" style:family="paragraph" style:parent-style-name="Standard">
      <style:paragraph-properties fo:line-height="200%" fo:text-align="justify" style:justify-single-word="false"/>
      <style:text-properties style:font-name="helvetica" fo:font-size="14pt" officeooo:rsid="0009b0d1" officeooo:paragraph-rsid="0009b0d1" style:font-size-asian="14pt" style:font-size-complex="14pt"/>
    </style:style>
    <style:style style:name="P12" style:family="paragraph" style:parent-style-name="Standard">
      <style:paragraph-properties fo:line-height="200%" fo:text-align="justify" style:justify-single-word="false"/>
      <style:text-properties style:font-name="helvetica" fo:font-size="14pt" officeooo:rsid="0009b0d1" officeooo:paragraph-rsid="00138386" style:font-size-asian="14pt" style:font-size-complex="14pt"/>
    </style:style>
    <style:style style:name="P13" style:family="paragraph" style:parent-style-name="Standard">
      <style:paragraph-properties fo:line-height="200%" fo:text-align="justify" style:justify-single-word="false"/>
      <style:text-properties officeooo:paragraph-rsid="00138386"/>
    </style:style>
    <style:style style:name="T1" style:family="text">
      <style:text-properties officeooo:rsid="000d76f6"/>
    </style:style>
    <style:style style:name="T2" style:family="text">
      <style:text-properties officeooo:rsid="000e840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e67fa"/>
    </style:style>
    <style:style style:name="T6" style:family="text">
      <style:text-properties officeooo:rsid="00056b7d"/>
    </style:style>
    <style:style style:name="T7" style:family="text">
      <style:text-properties style:font-name="helvetica" fo:font-size="14pt" style:font-size-asian="14pt" style:font-size-complex="14pt"/>
    </style:style>
    <style:style style:name="T8" style:family="text">
      <style:text-properties style:font-name="helvetica" fo:font-size="14pt" officeooo:rsid="00072dd1" style:font-size-asian="14pt" style:font-size-complex="14pt"/>
    </style:style>
    <style:style style:name="T9" style:family="text">
      <style:text-properties style:font-name="helvetica" fo:font-size="14pt" officeooo:rsid="00081432" style:font-size-asian="14pt" style:font-size-complex="14pt"/>
    </style:style>
    <style:style style:name="T10" style:family="text">
      <style:text-properties style:font-name="helvetica" fo:font-size="14pt" officeooo:rsid="0009b0d1" style:font-size-asian="14pt" style:font-size-complex="14pt"/>
    </style:style>
    <style:style style:name="T11" style:family="text">
      <style:text-properties style:font-name="helvetica" fo:font-size="14pt" officeooo:rsid="000b9d77" style:font-size-asian="14pt" style:font-size-complex="14pt"/>
    </style:style>
    <style:style style:name="T12" style:family="text">
      <style:text-properties style:font-name="helvetica" fo:font-size="14pt" officeooo:rsid="00138386" style:font-size-asian="14pt" style:font-size-complex="14pt"/>
    </style:style>
    <style:style style:name="T13" style:family="text">
      <style:text-properties style:font-name="helvetica" fo:font-size="14pt" officeooo:rsid="001384eb" style:font-size-asian="14pt" style:font-size-complex="14pt"/>
    </style:style>
    <style:style style:name="T14" style:family="text">
      <style:text-properties style:font-name="helvetica" fo:font-size="14pt" fo:font-weight="bold" officeooo:rsid="0010753a" style:font-size-asian="14pt" style:font-weight-asian="bold" style:font-size-complex="14pt" style:font-weight-complex="bold"/>
    </style:style>
    <style:style style:name="T15" style:family="text">
      <style:text-properties style:font-name="helvetica" fo:font-size="14pt" fo:font-weight="bold" officeooo:rsid="00072dd1" style:font-size-asian="14pt" style:font-weight-asian="bold" style:font-size-complex="14pt" style:font-weight-complex="bold"/>
    </style:style>
    <style:style style:name="T16" style:family="text">
      <style:text-properties style:font-name="helvetica" fo:font-size="14pt" fo:font-weight="bold" officeooo:rsid="00081432"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0</text:span>. Introduction</text:h>
      <text:p text:style-name="P1">In this talk I would like to present the program that I’ve been working on for the last several months. I’ve recently hit an important milestone and I’m excited to share my progress with you.</text:p>
      <text:p text:style-name="P1"/>
      <text:h text:style-name="P9" text:outline-level="2"><text:span text:style-name="T1">1</text:span>. <text:span text:style-name="T2">Problem Setting --- </text:span>What is the problem?</text:h>
      <text:p text:style-name="P1">First of all, let me quickly summarize what the project is about.</text:p>
      <text:p text:style-name="P1"/>
      <text:p text:style-name="P1">The problem we are solving is called discrete energy minimization. The goal is to minimize a function of finitely many <text:span text:style-name="T3">variables </text:span>where each variable can be assigned one of finitely many values, also called <text:span text:style-name="T3">labels</text:span>. The energy function we are minimizing is a sum of <text:span text:style-name="T3">factors</text:span><text:span text:style-name="T4">, or </text:span><text:span text:style-name="T3">cost functions</text:span><text:span text:style-name="T4">.</text:span> Each factor can involve an arbitrary number of variables and it associates a cost to every assignment of labels to the variables that are involved in that factor. The goal is to find an assignment of labels to all variables that minimizes the total cost incurred by all the factors.</text:p>
      <text:p text:style-name="P1"/>
      <text:p text:style-name="P1">Note that we make no assumptions about the properties of the cost functions --- they can be completely arbitrary.</text:p>
      <text:p text:style-name="P1"/>
      <text:p text:style-name="P1"><text:soft-page-break/>Observe that we can represent this problem as a (hyper)graph where the nodes represent the variables and the (hyper)edges represent the factors. Such a (hyper)graph is referred to as a <text:span text:style-name="T3">cost function network</text:span>. To “solve” a cost function network is to find a minimizer of the discrete energy function.</text:p>
      <text:p text:style-name="P1"/>
      <text:p text:style-name="P3">(explain relaxations)</text:p>
      <text:p text:style-name="P1"/>
      <text:p text:style-name="P3">(explain message passing)</text:p>
      <text:p text:style-name="P2"/>
      <text:h text:style-name="P9" text:outline-level="2"><text:span text:style-name="T1">2</text:span>. <text:span text:style-name="T2">SRMP --- </text:span>What does the code do?</text:h>
      <text:p text:style-name="P4">The purpose of the program is to solve cost function networks. The current version implements the so-called Sequential Reweighted Message Passing algorithm, or SRMP for short. Let me briefly explain how it works.</text:p>
      <text:p text:style-name="P4"/>
      <text:p text:style-name="P6">(explain SRMP)</text:p>
      <text:p text:style-name="P4"/>
      <text:h text:style-name="P9" text:outline-level="2">3. Demo --- <text:span text:style-name="T5">How</text:span><text:span text:style-name="T6"> does the code </text:span><text:span text:style-name="T5">work</text:span><text:span text:style-name="T6">?</text:span></text:h>
      <text:p text:style-name="P4">Now let me demonstrate how everything is implemented in the program.</text:p>
      <text:p text:style-name="P4"/>
      <text:p text:style-name="P4">First, let me show you how to compile, test, and run the program.</text:p>
      <text:p text:style-name="P4">Demo: compile, test, run the code.</text:p>
      <text:p text:style-name="P4"><text:soft-page-break/></text:p>
      <text:p text:style-name="P4">Now let’s see how the main function of the program looks like.</text:p>
      <text:p text:style-name="P4">Demo: go through main.rs line by line.</text:p>
      <text:p text:style-name="P1"/>
      <text:p text:style-name="P4">If we dive under the hood, we can see that the program implements data structures corresponding to all the different theoretical notions I presented to you before.</text:p>
      <text:p text:style-name="P4">Demo: use F12, show cost function network and factor types, then the relaxation graph, then the message container and the individual messages, and finally the data structures used in SRMP.</text:p>
      <text:p text:style-name="P1"/>
      <text:p text:style-name="P4">I will not talk about the nitty-gritty of how the code works, but I would like to show you how the main pass of SRMP. As you can see, it matches the pseudocode almost exactly. (DEMO) This brings me nicely to the next topic --- the advantages of the new implementation.</text:p>
      <text:p text:style-name="P4">Demo: show SRMP’s forward pass alongside the pseudocode.</text:p>
      <text:p text:style-name="P5"/>
      <text:h text:style-name="Heading_20_2" text:outline-level="2">4. What are the advantages of the new implementation?</text:h>
      <text:p text:style-name="P10">Let me tell you about the four main advantages of this implementation.</text:p>
      <text:p text:style-name="P8"><text:span text:style-name="T14">1. </text:span><text:span text:style-name="T15">Modularity.</text:span><text:span text:style-name="T8"> As you saw in the demo, every data structure represents one notion from theory and implements the corresponding functionality. In other words, each part of the program has a very specific set of responsibilities and </text:span><text:soft-page-break/><text:span text:style-name="T8">different parts of the program interact with each other through clearly defined interfaces. As a result, </text:span><text:span text:style-name="T9">it is easy to verify that each part of the program does its job correctly, and one can change implementations locally without having to rewrite the whole program</text:span><text:span text:style-name="T8">.</text:span></text:p>
      <text:p text:style-name="P8"><text:span text:style-name="T14">2. </text:span><text:span text:style-name="T16">Extensibility</text:span><text:span text:style-name="T15">.</text:span><text:span text:style-name="T8"> </text:span><text:span text:style-name="T9">On the one hand, the code is organized in a way that enables easy addition of new variants of existing data structures (factors, messages). So performance improvements involving low-level data structures can be easily implemented without rewriting any of the existing code. On the other hand, as you have seen with SRMP, implementing high-level algorithms does not involve manual low-level operations. This means that complex algorithms are much faster to implement. In fact, we now have a framework for implementing all sorts of algorithms.</text:span></text:p>
      <text:p text:style-name="P8"><text:span text:style-name="T14">3. </text:span><text:span text:style-name="T16">Reliability</text:span><text:span text:style-name="T15">.</text:span><text:span text:style-name="T8"> </text:span><text:span text:style-name="T9">The structure and the flow of the program are easy to follow by design. There is ample documentation to help anyone who wants to dive into the details. And there are tests to ensure correctness.</text:span></text:p>
      <text:p text:style-name="P1"/>
      <text:h text:style-name="Heading_20_2" text:outline-level="2">5. What are the future plans?</text:h>
      <text:p text:style-name="P7">Finally, I would like to say a few words about where we can go from here.</text:p>
      <text:p text:style-name="P7"/>
      <text:p text:style-name="P12">My <text:span text:style-name="T3">primary</text:span> focus in the coming weeks will be implementing new algorithms using this framework. I’m particularly excited to start work on a high-level algorithm that Vladimir and I had discussed before, which utilizes SRMP as a <text:soft-page-break/>subroutine. Another important task that I will prioritize is implementing other algorithms that we will compare ours against. One such candidate is from [Batra et al. 2011]. As you have seen with the example of SRMP, the new framework should make these easier to implement.</text:p>
      <text:p text:style-name="P12"/>
      <text:p text:style-name="P13"><text:span text:style-name="T12">Additionally, I will dedicate some time to improving </text:span><text:span text:style-name="T10">the code’s performance. </text:span><text:span text:style-name="T9">The </text:span><text:span text:style-name="T12">run time </text:span><text:span text:style-name="T9">is </text:span><text:span text:style-name="T12">already </text:span><text:span text:style-name="T9">on par with the </text:span><text:span text:style-name="T12">previous </text:span><text:span text:style-name="T9">C++ implementation, and the code </text:span><text:span text:style-name="T12">isn’t particularly </text:span><text:span text:style-name="T9">optimized yet</text:span><text:span text:style-name="T8">. </text:span><text:span text:style-name="T9">For </text:span><text:span text:style-name="T12">instance</text:span><text:span text:style-name="T9">, </text:span><text:span text:style-name="T12">currently </text:span><text:span text:style-name="T9">it uses the most general low-level data structures, which are not as efficient as </text:span><text:span text:style-name="T12">the </text:span><text:span text:style-name="T9">ones </text:span><text:span text:style-name="T12">tailored to low dimensions or to specific data types</text:span><text:span text:style-name="T9">. </text:span><text:span text:style-name="T12">While working on the implementation, I took note of places where I could apply some optimizations, but haven’t committed to them yet to prioritize getting an MVP.</text:span><text:span text:style-name="T9"> With time, the code will run even faster.</text:span></text:p>
      <text:p text:style-name="P13"><text:span text:style-name="T10"/></text:p>
      <text:p text:style-name="P13"><text:span text:style-name="T10">There are also some nice-to-have features that could be added, such as bindings for C++ and Python, and command line interface. All of these are great, and each individual feature should take only hours to days to implement. However, these can be done on the side while I’m working on </text:span><text:span text:style-name="T13">higher-priority tasks</text:span><text:span text:style-name="T10">.</text:span></text:p>
      <text:p text:style-name="P7"/>
      <text:h text:style-name="Heading_20_2" text:outline-level="2"><text:span text:style-name="T10">6. </text:span><text:span text:style-name="T7">Final slide</text:span></text:h>
      <text:p text:style-name="P6">(recap the val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helvetica" svg:font-family="helvetic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6:53:06.658393254</meta:creation-date>
    <dc:date>2024-10-03T13:06:50.790664763</dc:date>
    <meta:editing-duration>PT1H38M35S</meta:editing-duration>
    <meta:editing-cycles>8</meta:editing-cycles>
    <meta:generator>LibreOffice/7.3.7.2$Linux_X86_64 LibreOffice_project/30$Build-2</meta:generator>
    <meta:document-statistic meta:table-count="0" meta:image-count="0" meta:object-count="0" meta:page-count="5" meta:paragraph-count="34" meta:word-count="925" meta:character-count="5478" meta:non-whitespace-character-count="4587"/>
  </office:meta>
</office:document-meta>
</file>